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2cm" svg:y="0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2" draw:layer="layout" svg:width="1cm" svg:height="1.1cm" svg:x="15.3cm" svg:y="4.7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5-08T09:55:42.759517278</dc:date>
    <meta:editing-duration>PT2M37S</meta:editing-duration>
    <meta:editing-cycles>20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862cm" svg:y="0.379cm" svg:width="14.724cm" svg:height="8.242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89858719658941E-016">
                <text:p>4.89858719658941E-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9.79717439317883E-016">
                <text:p>-9.79717439317883E-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82842712474619">
                <text:p>2.828427124746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